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27" officeooo:paragraph-rsid="000abf27"/>
    </style:style>
    <style:style style:name="T1" style:family="text">
      <style:text-properties officeooo:rsid="000c30c5"/>
    </style:style>
    <style:style style:name="T2" style:family="text">
      <style:text-properties officeooo:rsid="000c812b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inicial de desarrollo web entorno servidor.</text:p>
      <text:p text:style-name="P1">Aplicación Java.</text:p>
      <text:p text:style-name="P1"/>
      <text:p text:style-name="P1">Mi aplicación java consistirá en lo siguiente:</text:p>
      <text:p text:style-name="P1">- Leerá un fichero csv que amacena datos de partidos en la historia de la liga española de fútbol.</text:p>
      <text:p text:style-name="P1">- Cargará en memoria los datos que vamos a necesitar para nuestro programa, fecha del partido, año de liga, nombre de los equipos local y visitante, resultado final, goles locales y goles visitantes.</text:p>
      <text:p text:style-name="P1">- Con estos datos el programa realizará distintas tareas, como serán.</text:p>
      <text:p text:style-name="P1"><text:tab/>+ <text:span text:style-name="T1">Mostrar el e</text:span>quipo que mas <text:span text:style-name="T1">partidos ha ganado.</text:span></text:p>
      <text:p text:style-name="P1"><text:span text:style-name="T1"><text:tab/>+ Mostrar el equipo que más partidos ha perdido.</text:span></text:p>
      <text:p text:style-name="P1"><text:span text:style-name="T1"><text:tab/>+ Mostrar para cada equipo todos los resultados de su historia.</text:span></text:p>
      <text:p text:style-name="P1"><text:span text:style-name="T1"><text:tab/>+ </text:span><text:span text:style-name="T2">Eliminar un partidos.</text:span></text:p>
      <text:p text:style-name="P1"><text:span text:style-name="T2"><text:tab/>+ Añadir un nuevo partido.</text:span></text:p>
      <text:p text:style-name="P1"><text:span text:style-name="T2"><text:tab/>+ Escribir un nuevo json con los datos nuevos que se hayan <text:s/>modificado.</text:span></text:p>
      <text:p text:style-name="P1"/>
      <text:p text:style-name="P1">- <text:span text:style-name="T2">Los partidos se identificarán por fecha, y nombres de los equipos que se enfrentan y, además recogerán el año de temporada y el resultado del mismo.</text:span></text:p>
      <text:p text:style-name="P1">- <text:span text:style-name="T2">Los equipos se identificarán por el nombr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8:05:08.949741717</meta:creation-date>
    <dc:date>2021-09-20T19:17:54.654286907</dc:date>
    <meta:editing-duration>PT42M15S</meta:editing-duration>
    <meta:editing-cycles>1</meta:editing-cycles>
    <meta:document-statistic meta:table-count="0" meta:image-count="0" meta:object-count="0" meta:page-count="1" meta:paragraph-count="14" meta:word-count="165" meta:character-count="956" meta:non-whitespace-character-count="798"/>
    <meta:generator>LibreOffice/6.4.7.2$Linux_X86_64 LibreOffice_project/40$Build-2</meta:generator>
  </office:meta>
</office:document-meta>
</file>